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LAS ENRIQUEZ, JENNIFER ALEX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03022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299793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LAS ENRIQUEZ, JENNIFER ALEX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03022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299793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0/2021</text:p>
          </table:table-cell>
          <table:table-cell table:style-name="Tabla2.A3" office:value-type="string">
            <text:p text:style-name="P22">8129523</text:p>
          </table:table-cell>
          <table:table-cell table:style-name="Tabla2.D3" office:value-type="string">
            <text:p text:style-name="P23">2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30T18:39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